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p text:style-name="P1">In accounting,<text:s/><text:span text:style-name="T2">asset and expense accounts increase when debited</text:span>, while liability, equity, revenue, and some contra-asset accounts decrease when debited.<text:s/></text:p>
      <text:p text:style-name="Normal">Here's a breakdown:</text:p>
      <text:p text:style-name="Normal">Assets:</text:p>
      <text:p text:style-name="Normal">Assets are resources a business owns or controls, and a debit increases their value (e.g., cash, equipment, inventory).</text:p>
      <text:p text:style-name="Normal">Expenses:</text:p>
      <text:p text:style-name="Normal">Expenses are costs a business incurs to operate, and a debit increases their value (e.g., rent, salaries, utilities).</text:p>
      <text:p text:style-name="Normal">Liabilities:</text:p>
      <text:p text:style-name="Normal">Liabilities are obligations a business owes to others, and a debit decreases their value (e.g., accounts payable, loans).</text:p>
      <text:p text:style-name="Normal">Equity:</text:p>
      <text:p text:style-name="Normal">Equity represents the owner's stake in the business, and a debit decreases its value.</text:p>
      <text:p text:style-name="Normal">Revenue:</text:p>
      <text:p text:style-name="Normal">Revenue is the income a business generates, and a debit decreases its value.</text:p>
      <text:p text:style-name="Normal">Contra-Assets:</text:p>
      <text:p text:style-name="Normal">Some accounts, like the Allowance for Uncollectible Accounts, are contra-assets. A debit to these accounts actually decreases the overall asset balance.<text:s/></text:p>
      <text:p text:style-name="Normal"/>
      <text:p text:style-name="Normal"/>
      <text:p text:style-name="Normal">Debits increase the value of asset, expense, and loss accounts. Credits increase the value of liability, equity, revenue, and gain accounts. Debit and credit balances are used to prepare a company's income statement, balance sheet, and other financial documents.</text:p>
      <text:list text:style-name="LFO1" text:continue-numbering="true">
        <text:list-item>
          <text:p text:style-name="P3">Increase asset accounts, which is typically seen as a positive for the business.</text:p>
        </text:list-item>
        <text:list-item>
          <text:p text:style-name="P4">Increase expense accounts, typically seen as negative.</text:p>
        </text:list-item>
        <text:list-item>
          <text:p text:style-name="P5">Decrease liability accounts, typically seen as positive.</text:p>
        </text:list-item>
        <text:list-item>
          <text:p text:style-name="P6">Decrease equity accounts, typically seen as negative.</text:p>
        </text:list-item>
        <text:list-item>
          <text:p text:style-name="P7">Decrease revenue accounts, typically seen as negative.</text:p>
        </text:list-item>
      </text:list>
      <text:p text:style-name="Normal">Credit: <text:s/><text:a xlink:href="https://www.netsuite.com/portal/resource/articles/accounting/debits-credits.shtml" office:target-frame-name="_top" xlink:show="replace"><text:span text:style-name="Hyperlink">https://www.netsuite.com/portal/resource/articles/accounting/debits-credits.shtml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IBM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6pt" style:font-size-asian="16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Freiwald</meta:initial-creator>
    <dc:creator>Martin Freiwald</dc:creator>
    <meta:creation-date>2025-04-17T17:48:00Z</meta:creation-date>
    <dc:date>2025-04-17T17:48:00Z</dc:date>
    <meta:template xlink:href="Normal.dotm" xlink:type="simple"/>
    <meta:editing-cycles>2</meta:editing-cycles>
    <meta:editing-duration>PT60S</meta:editing-duration>
    <meta:document-statistic meta:page-count="2" meta:paragraph-count="3" meta:word-count="249" meta:character-count="1667" meta:row-count="11" meta:non-whitespace-character-count="1421"/>
  </office:meta>
</office:document-meta>
</file>